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2" svg:font-family="'Wingdings 2'" style:font-family-generic="roman" style:font-pitch="variable" style:font-charset="x-symbol"/>
    <style:font-face style:name="Albany AMT" svg:font-family="'Albany AMT', Arial"/>
    <style:font-face style:name="OpenSymbol" svg:font-family="OpenSymbol, 'Arial Unicode M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2083in" fo:margin-left="-0.1076in" table:align="left" style:writing-mode="lr-tb"/>
    </style:style>
    <style:style style:name="Table1.A" style:family="table-column">
      <style:table-column-properties style:column-width="0.9688in"/>
    </style:style>
    <style:style style:name="Table1.B" style:family="table-column">
      <style:table-column-properties style:column-width="0.6674in"/>
    </style:style>
    <style:style style:name="Table1.C" style:family="table-column">
      <style:table-column-properties style:column-width="0.3792in"/>
    </style:style>
    <style:style style:name="Table1.D" style:family="table-column">
      <style:table-column-properties style:column-width="1.0694in"/>
    </style:style>
    <style:style style:name="Table1.E" style:family="table-column">
      <style:table-column-properties style:column-width="0.7451in"/>
    </style:style>
    <style:style style:name="Table1.F" style:family="table-column">
      <style:table-column-properties style:column-width="0.4694in"/>
    </style:style>
    <style:style style:name="Table1.G" style:family="table-column">
      <style:table-column-properties style:column-width="1.0111in"/>
    </style:style>
    <style:style style:name="Table1.H" style:family="table-column">
      <style:table-column-properties style:column-width="0.6583in"/>
    </style:style>
    <style:style style:name="Table1.I" style:family="table-column">
      <style:table-column-properties style:column-width="0.0313in"/>
    </style:style>
    <style:style style:name="Table1.J" style:family="table-column">
      <style:table-column-properties style:column-width="0.0278in"/>
    </style:style>
    <style:style style:name="Table1.K" style:family="table-column">
      <style:table-column-properties style:column-width="0.0417in"/>
    </style:style>
    <style:style style:name="Table1.1" style:family="table-row">
      <style:table-row-properties style:min-row-height="0.1771in" fo:keep-together="auto"/>
    </style:style>
    <style:style style:name="Table1.A1" style:family="table-cell">
      <style:table-cell-properties style:vertical-align="top" fo:padding="0in" fo:border-left="0.5pt solid #000000" fo:border-right="none" fo:border-top="0.5pt solid #000000" fo:border-bottom="0.5pt solid #000000" style:writing-mode="lr-tb"/>
    </style:style>
    <style:style style:name="Table1.C1" style:family="table-cell">
      <style:table-cell-properties style:vertical-align="top" fo:padding="0in" fo:border-left="0.5pt solid #000000" fo:border-right="none" fo:border-top="none" fo:border-bottom="none" style:writing-mode="lr-tb"/>
    </style:style>
    <style:style style:name="Table1.H1" style:family="table-cell">
      <style:table-cell-properties style:vertical-align="top" fo:padding="0in" fo:border-left="none" fo:border-right="0.5pt solid #000000" fo:border-top="0.5pt solid #000000" fo:border-bottom="0.5pt solid #000000" style:writing-mode="lr-tb"/>
    </style:style>
    <style:style style:name="Table1.A2" style:family="table-cell">
      <style:table-cell-properties style:vertical-align="top" fo:padding="0in" fo:border-left="0.5pt solid #000000" fo:border-right="none" fo:border-top="none" fo:border-bottom="0.5pt solid #000000" style:writing-mode="lr-tb"/>
    </style:style>
    <style:style style:name="Table1.H2" style:family="table-cell">
      <style:table-cell-properties style:vertical-align="top" fo:padding="0in" fo:border-left="0.5pt solid #000000" fo:border-right="0.5pt solid #000000" fo:border-top="none" fo:border-bottom="0.5pt solid #000000" style:writing-mode="lr-tb"/>
    </style:style>
    <style:style style:name="Table1.F4" style:family="table-cell">
      <style:table-cell-properties style:vertical-align="top" fo:padding="0in" fo:border="none" style:writing-mode="lr-tb"/>
    </style:style>
    <style:style style:name="Table1.P4" style:family="table-cell">
      <style:table-cell-properties fo:padding="0in" fo:border="none"/>
    </style:style>
    <style:style style:name="Table1.P5" style:family="table-cell">
      <style:table-cell-properties fo:padding="0in" fo:border="none"/>
    </style:style>
    <style:style style:name="Table1.I6" style:family="table-cell">
      <style:table-cell-properties style:vertical-align="top" fo:padding="0in" fo:border-left="none" fo:border-right="none" fo:border-top="0.5pt solid #000000" fo:border-bottom="0.5pt solid #000000" style:writing-mode="lr-tb"/>
    </style:style>
    <style:style style:name="Table1.P10" style:family="table-cell">
      <style:table-cell-properties fo:padding="0in" fo:border="none"/>
    </style:style>
    <style:style style:name="P1" style:family="paragraph" style:parent-style-name="Heading_20_2">
      <style:paragraph-properties fo:keep-with-next="always">
        <style:tab-stops>
          <style:tab-stop style:position="0in"/>
          <style:tab-stop style:position="6.1252in"/>
          <style:tab-stop style:position="7in"/>
        </style:tab-stops>
      </style:paragraph-properties>
      <style:text-properties fo:font-size="11pt" style:text-underline-style="solid" style:text-underline-width="auto" style:text-underline-color="font-color" fo:font-weight="bold" style:font-size-asian="11pt" style:font-weight-asian="bold"/>
    </style:style>
    <style:style style:name="P2" style:family="paragraph" style:parent-style-name="Heading_20_2">
      <style:paragraph-properties fo:keep-with-next="always">
        <style:tab-stops>
          <style:tab-stop style:position="0in"/>
        </style:tab-stops>
      </style:paragraph-properties>
      <style:text-properties fo:font-size="11pt" style:text-underline-style="solid" style:text-underline-width="auto" style:text-underline-color="font-color" fo:font-weight="bold" style:font-size-asian="11pt" style:font-weight-asian="bold"/>
    </style:style>
    <style:style style:name="P3" style:family="paragraph" style:parent-style-name="Standard">
      <style:text-properties fo:font-size="9pt" style:font-size-asian="9pt"/>
    </style:style>
    <style:style style:name="P4" style:family="paragraph" style:parent-style-name="Standard">
      <style:paragraph-properties fo:text-align="justify" style:justify-single-word="false">
        <style:tab-stops>
          <style:tab-stop style:position="6.1252in"/>
          <style:tab-stop style:position="7in"/>
        </style:tab-stops>
      </style:paragraph-properties>
      <style:text-properties fo:font-size="9pt" style:font-size-asian="9pt"/>
    </style:style>
    <style:style style:name="P5" style:family="paragraph" style:parent-style-name="Standard">
      <style:text-properties fo:font-size="9pt" officeooo:rsid="000eb5db" officeooo:paragraph-rsid="000eb5db" style:font-size-asian="9pt"/>
    </style:style>
    <style:style style:name="P6" style:family="paragraph" style:parent-style-name="Standard">
      <style:text-properties fo:font-size="9pt" style:text-underline-style="solid" style:text-underline-width="auto" style:text-underline-color="font-color" fo:font-weight="bold" style:font-size-asian="9pt" style:font-weight-asian="bold"/>
    </style:style>
    <style:style style:name="P7" style:family="paragraph" style:parent-style-name="Standard">
      <style:paragraph-properties fo:text-align="justify" style:justify-single-word="false"/>
      <style:text-properties fo:font-size="9pt" style:text-underline-style="solid" style:text-underline-width="auto" style:text-underline-color="font-color" fo:font-weight="bold" style:font-size-asian="9pt" style:font-weight-asian="bold"/>
    </style:style>
    <style:style style:name="P8" style:family="paragraph" style:parent-style-name="Standard">
      <style:paragraph-properties>
        <style:tab-stops>
          <style:tab-stop style:position="6.1252in"/>
          <style:tab-stop style:position="7in"/>
        </style:tab-stops>
      </style:paragraph-properties>
      <style:text-properties fo:font-size="9pt" fo:font-weight="bold" style:font-size-asian="9pt" style:font-weight-asian="bold"/>
    </style:style>
    <style:style style:name="P9" style:family="paragraph" style:parent-style-name="Standard">
      <style:paragraph-properties fo:text-align="justify" style:justify-single-word="false"/>
      <style:text-properties fo:font-size="9pt" fo:font-style="italic" style:font-size-asian="9pt" style:font-style-asian="italic"/>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ab-stops>
          <style:tab-stop style:position="1in"/>
          <style:tab-stop style:position="1.5in"/>
        </style:tab-stops>
      </style:paragraph-properties>
    </style:style>
    <style:style style:name="P12" style:family="paragraph" style:parent-style-name="Standard">
      <style:text-properties fo:font-size="8pt" style:font-size-asian="8pt"/>
    </style:style>
    <style:style style:name="P13" style:family="paragraph" style:parent-style-name="Standard">
      <style:paragraph-properties fo:text-align="center" style:justify-single-word="false" style:snap-to-layout-grid="false"/>
      <style:text-properties fo:font-size="8pt" style:font-size-asian="8pt"/>
    </style:style>
    <style:style style:name="P14" style:family="paragraph" style:parent-style-name="Standard">
      <style:paragraph-properties style:snap-to-layout-grid="false"/>
      <style:text-properties fo:font-size="8pt" style:font-size-asian="8pt"/>
    </style:style>
    <style:style style:name="P15" style:family="paragraph" style:parent-style-name="Standard">
      <style:paragraph-properties fo:text-align="justify" style:justify-single-word="false"/>
      <style:text-properties fo:font-size="8pt" style:font-size-asian="8pt"/>
    </style:style>
    <style:style style:name="P16" style:family="paragraph" style:parent-style-name="Standard">
      <style:paragraph-properties fo:text-align="center" style:justify-single-word="false" style:snap-to-layout-grid="false"/>
      <style:text-properties fo:font-size="8pt" fo:font-weight="bold" style:font-size-asian="8pt" style:font-weight-asian="bold"/>
    </style:style>
    <style:style style:name="P17" style:family="paragraph" style:parent-style-name="Standard">
      <style:paragraph-properties style:snap-to-layout-grid="false"/>
      <style:text-properties fo:font-size="8pt" fo:font-weight="bold" style:font-size-asian="8pt" style:font-weight-asian="bold"/>
    </style:style>
    <style:style style:name="P18" style:family="paragraph" style:parent-style-name="Standard">
      <style:text-properties fo:font-size="8pt" fo:font-weight="normal" style:font-size-asian="8pt" style:font-weight-asian="normal" style:font-weight-complex="normal"/>
    </style:style>
    <style:style style:name="P19" style:family="paragraph" style:parent-style-name="Standard" style:list-style-name="WW8Num2">
      <style:text-properties fo:font-size="8pt" fo:font-weight="normal" style:font-size-asian="8pt" style:font-weight-asian="normal" style:font-weight-complex="normal"/>
    </style:style>
    <style:style style:name="P20" style:family="paragraph" style:parent-style-name="Standard">
      <style:text-properties fo:font-size="8pt" fo:font-style="normal" style:text-underline-style="none" fo:font-weight="normal" style:font-size-asian="8pt" style:font-style-asian="normal" style:font-weight-asian="normal" style:font-size-complex="8pt" style:font-style-complex="normal" style:font-weight-complex="normal"/>
    </style:style>
    <style:style style:name="P21" style:family="paragraph" style:parent-style-name="Standard">
      <style:text-properties fo:font-size="8pt" style:text-underline-style="none" fo:font-weight="normal" style:font-size-asian="8pt" style:font-weight-asian="normal" style:font-weight-complex="normal"/>
    </style:style>
    <style:style style:name="P22" style:family="paragraph" style:parent-style-name="Standard">
      <style:paragraph-properties style:snap-to-layout-grid="false"/>
    </style:style>
    <style:style style:name="P23" style:family="paragraph" style:parent-style-name="Standard" style:list-style-name="WW8Num2"/>
    <style:style style:name="P24" style:family="paragraph" style:parent-style-name="Standard">
      <style:text-properties fo:font-weight="normal" style:font-weight-asian="normal" style:font-weight-complex="normal"/>
    </style:style>
    <style:style style:name="P25" style:family="paragraph" style:parent-style-name="Standard">
      <style:text-properties style:text-underline-style="none" fo:font-weight="normal" style:font-weight-asian="normal" style:font-weight-complex="normal"/>
    </style:style>
    <style:style style:name="P26" style:family="paragraph" style:parent-style-name="Standard" style:master-page-name="Standard">
      <style:paragraph-properties style:page-number="auto"/>
      <style:text-properties fo:font-size="9pt" style:font-size-asian="9pt"/>
    </style:style>
    <style:style style:name="T1" style:family="text">
      <style:text-properties fo:font-size="9pt" style:font-size-asian="9pt"/>
    </style:style>
    <style:style style:name="T2" style:family="text">
      <style:text-properties fo:font-size="9pt" style:text-underline-style="solid" style:text-underline-width="auto" style:text-underline-color="font-color" fo:font-weight="bold" style:font-size-asian="9pt" style:font-weight-asian="bold"/>
    </style:style>
    <style:style style:name="T3" style:family="text">
      <style:text-properties fo:font-size="9pt" fo:font-weight="bold" style:font-size-asian="9pt" style:font-weight-asian="bold"/>
    </style:style>
    <style:style style:name="T4" style:family="text">
      <style:text-properties fo:font-size="9pt" fo:font-style="italic" style:font-size-asian="9pt" style:font-style-asian="italic"/>
    </style:style>
    <style:style style:name="T5" style:family="text">
      <style:text-properties fo:font-weight="bold" style:font-weight-asian="bold"/>
    </style:style>
    <style:style style:name="T6" style:family="text">
      <style:text-properties fo:font-size="8pt" style:font-size-asian="8pt"/>
    </style:style>
    <style:style style:name="T7" style:family="text">
      <style:text-properties fo:font-size="8pt" fo:font-weight="bold" style:font-size-asian="8pt" style:font-weight-asian="bold"/>
    </style:style>
    <style:style style:name="T8" style:family="text">
      <style:text-properties fo:font-size="8pt" fo:font-weight="bold" style:font-size-asian="8pt" style:font-weight-asian="bold" style:font-weight-complex="bold"/>
    </style:style>
    <style:style style:name="T9" style:family="text">
      <style:text-properties fo:font-size="8pt" fo:font-weight="normal" style:font-size-asian="8pt" style:font-weight-asian="normal" style:font-weight-complex="normal"/>
    </style:style>
    <style:style style:name="T10" style:family="text">
      <style:text-properties fo:font-size="8pt" style:text-underline-style="solid" style:text-underline-width="auto" style:text-underline-color="font-color" style:font-size-asian="8pt"/>
    </style:style>
    <style:style style:name="T11" style:family="text">
      <style:text-properties fo:font-size="8pt" style:text-underline-style="solid" style:text-underline-width="auto" style:text-underline-color="font-color" fo:font-weight="bold" style:font-size-asian="8pt" style:font-weight-asian="bold"/>
    </style:style>
    <style:style style:name="T12" style:family="text">
      <style:text-properties fo:font-size="8pt" style:text-underline-style="solid" style:text-underline-width="auto" style:text-underline-color="font-color" fo:font-weight="bold" style:font-size-asian="8pt" style:font-weight-asian="bold" style:font-weight-complex="bold"/>
    </style:style>
    <style:style style:name="T13" style:family="text">
      <style:text-properties fo:font-size="8pt" style:text-underline-style="solid" style:text-underline-width="auto" style:text-underline-color="font-color" fo:font-weight="bold" style:font-size-asian="8pt" style:font-weight-asian="bold" style:font-weight-complex="normal"/>
    </style:style>
    <style:style style:name="T14" style:family="text">
      <style:text-properties fo:font-size="8pt" style:text-underline-style="solid" style:text-underline-width="auto" style:text-underline-color="font-color" fo:font-weight="normal" style:font-size-asian="8pt" style:font-weight-asian="normal" style:font-weight-complex="normal"/>
    </style:style>
    <style:style style:name="T15" style:family="text">
      <style:text-properties fo:font-size="8pt" fo:font-style="italic" style:font-size-asian="8pt" style:font-style-asian="italic"/>
    </style:style>
    <style:style style:name="T16" style:family="text">
      <style:text-properties fo:font-size="8pt" fo:font-style="italic" style:text-underline-style="solid" style:text-underline-width="auto" style:text-underline-color="font-color" fo:font-weight="bold" style:font-size-asian="8pt" style:font-style-asian="italic" style:font-weight-asian="bold" style:font-style-complex="italic" style:font-weight-complex="bold"/>
    </style:style>
    <style:style style:name="T17" style:family="text">
      <style:text-properties fo:font-size="8pt" fo:font-style="italic" fo:font-weight="bold" style:font-size-asian="8pt" style:font-style-asian="italic" style:font-weight-asian="bold"/>
    </style:style>
    <style:style style:name="T18" style:family="text">
      <style:text-properties fo:font-size="8pt" fo:font-style="normal" style:text-underline-style="none" fo:font-weight="normal" style:font-size-asian="8pt" style:font-style-asian="normal" style:font-weight-asian="normal" style:font-size-complex="8pt" style:font-style-complex="normal" style:font-weight-complex="normal"/>
    </style:style>
    <style:style style:name="T19" style:family="text">
      <style:text-properties fo:font-size="8pt" style:text-underline-style="none" fo:font-weight="normal" style:font-size-asian="8pt" style:font-weight-asian="normal" style:font-weight-complex="normal"/>
    </style:style>
    <style:style style:name="T20" style:family="text">
      <style:text-properties fo:font-weight="normal" style:font-weight-asian="normal" style:font-weight-complex="normal"/>
    </style:style>
    <style:style style:name="T21" style:family="text">
      <style:text-properties style:text-underline-style="none" fo:font-weight="normal" style:font-weight-asian="normal" style:font-weight-complex="normal"/>
    </style:style>
    <style:style style:name="T22" style:family="text">
      <style:text-properties officeooo:rsid="000eb5d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homas Fritz</text:p>
      <text:p text:style-name="P3">0000 undisclosed street</text:p>
      <text:p text:style-name="P3">undis CA 95xxx</text:p>
      <text:p text:style-name="P3">408-466-<text:span text:style-name="T22">XXXX</text:span></text:p>
      <text:p text:style-name="P5">mrthomasfritz@yahoo.com</text:p>
      <text:p text:style-name="P3"/>
      <text:p text:style-name="P7"/>
      <text:h text:style-name="P1" text:outline-level="2">MAJOR ACHIEVMENTS</text:h>
      <text:p text:style-name="P8"/>
      <text:p text:style-name="P4">1994, Invented the prototype “Jumpstart” while working at Sun Microsystems which spawn products like Kickstart, Ignite UX, and AutoYaST. <text:s/>This invention has saved millions of man hours for other System Administrators. </text:p>
      <text:p text:style-name="P7"/>
      <text:h text:style-name="P1" text:outline-level="2">COMPUTER TRAINING AND BACKGROUND</text:h>
      <text:p text:style-name="P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J" table:number-columns-repeated="5"/>
        <table:table-row table:style-name="Table1.1">
          <table:table-cell table:style-name="Table1.A1" office:value-type="string">
            <text:p text:style-name="P16">OS</text:p>
          </table:table-cell>
          <table:table-cell table:style-name="Table1.A1" office:value-type="string">
            <text:p text:style-name="P16">Years</text:p>
          </table:table-cell>
          <table:table-cell table:style-name="Table1.C1" office:value-type="string">
            <text:p text:style-name="P16"/>
          </table:table-cell>
          <table:table-cell table:style-name="Table1.A1" office:value-type="string">
            <text:p text:style-name="P16">Languages</text:p>
          </table:table-cell>
          <table:table-cell table:style-name="Table1.A1" office:value-type="string">
            <text:p text:style-name="P16">Years</text:p>
          </table:table-cell>
          <table:table-cell table:style-name="Table1.C1" office:value-type="string">
            <text:p text:style-name="P16"/>
          </table:table-cell>
          <table:table-cell table:style-name="Table1.A1" office:value-type="string">
            <text:p text:style-name="P16">Virtual Servers</text:p>
          </table:table-cell>
          <table:table-cell table:style-name="Table1.H1" table:number-columns-spanned="9" office:value-type="string">
            <text:p text:style-name="P16">Years</text:p>
          </table: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14">UNIX System V</text:p>
          </table:table-cell>
          <table:table-cell table:style-name="Table1.A2" office:value-type="string">
            <text:p text:style-name="P13">26</text:p>
          </table:table-cell>
          <table:table-cell table:style-name="Table1.C1" office:value-type="string">
            <text:p text:style-name="P14"> </text:p>
          </table:table-cell>
          <table:table-cell table:style-name="Table1.A2" office:value-type="string">
            <text:p text:style-name="P14">C</text:p>
          </table:table-cell>
          <table:table-cell table:style-name="Table1.A2" office:value-type="string">
            <text:p text:style-name="P13">6</text:p>
          </table:table-cell>
          <table:table-cell table:style-name="Table1.C1" office:value-type="string">
            <text:p text:style-name="P14"/>
          </table:table-cell>
          <table:table-cell table:style-name="Table1.A2" office:value-type="string">
            <text:p text:style-name="P14">Vmware</text:p>
          </table:table-cell>
          <table:table-cell table:style-name="Table1.H2" table:number-columns-spanned="9" office:value-type="string">
            <text:p text:style-name="P13">2</text:p>
          </table: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14">Solaris</text:p>
          </table:table-cell>
          <table:table-cell table:style-name="Table1.A2" office:value-type="string">
            <text:p text:style-name="P13">18</text:p>
          </table:table-cell>
          <table:table-cell table:style-name="Table1.C1" office:value-type="string">
            <text:p text:style-name="P14"> </text:p>
          </table:table-cell>
          <table:table-cell table:style-name="Table1.A2" office:value-type="string">
            <text:p text:style-name="P14">Perl</text:p>
          </table:table-cell>
          <table:table-cell table:style-name="Table1.A2" office:value-type="string">
            <text:p text:style-name="P13">2</text:p>
          </table:table-cell>
          <table:table-cell table:style-name="Table1.C1" office:value-type="string">
            <text:p text:style-name="P14"/>
          </table:table-cell>
          <table:table-cell table:style-name="Table1.A2" office:value-type="string">
            <text:p text:style-name="P14">Xen</text:p>
          </table:table-cell>
          <table:table-cell table:style-name="Table1.H2" table:number-columns-spanned="9" office:value-type="string">
            <text:p text:style-name="P13">1</text:p>
          </table: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14">HP-UX</text:p>
          </table:table-cell>
          <table:table-cell table:style-name="Table1.A2" office:value-type="string">
            <text:p text:style-name="P13">15</text:p>
          </table:table-cell>
          <table:table-cell table:style-name="Table1.C1" office:value-type="string">
            <text:p text:style-name="P14"> </text:p>
          </table:table-cell>
          <table:table-cell table:style-name="Table1.A2" office:value-type="string">
            <text:p text:style-name="P14">Shell</text:p>
          </table:table-cell>
          <table:table-cell table:style-name="Table1.A2" office:value-type="string">
            <text:p text:style-name="P13">19</text:p>
          </table:table-cell>
          <table:table-cell table:style-name="Table1.F4" office:value-type="string">
            <text:p text:style-name="P14"/>
          </table:table-cell>
          <table:table-cell table:style-name="Table1.F4" office:value-type="string">
            <text:p text:style-name="P14"/>
          </table:table-cell>
          <table:table-cell table:style-name="Table1.F4" table:number-columns-spanned="4" office:value-type="string">
            <text:p text:style-name="P13"/>
          </table:table-cell>
          <table:covered-table-cell/>
          <table:covered-table-cell/>
          <table:covered-table-cell/>
          <table:table-cell table:style-name="Table1.F4" office:value-type="string">
            <text:p text:style-name="P14"/>
          </table:table-cell>
          <table:table-cell table:style-name="Table1.F4" office:value-type="string">
            <text:p text:style-name="P14"/>
          </table:table-cell>
          <table:table-cell table:style-name="Table1.F4" office:value-type="string">
            <text:p text:style-name="P14"/>
          </table:table-cell>
          <table:table-cell table:style-name="Table1.F4" office:value-type="string">
            <text:p text:style-name="P14"/>
          </table:table-cell>
          <table:table-cell table:style-name="Table1.P4" office:value-type="string">
            <text:p text:style-name="P22"/>
          </table:table-cell>
        </table:table-row>
        <table:table-row table:style-name="Table1.1">
          <table:table-cell table:style-name="Table1.A2" office:value-type="string">
            <text:p text:style-name="P14">Linux</text:p>
          </table:table-cell>
          <table:table-cell table:style-name="Table1.A2" office:value-type="string">
            <text:p text:style-name="P13">18</text:p>
          </table:table-cell>
          <table:table-cell table:style-name="Table1.C1" office:value-type="string">
            <text:p text:style-name="P14"> </text:p>
          </table:table-cell>
          <table:table-cell table:style-name="Table1.A2" office:value-type="string">
            <text:p text:style-name="P14">HTML</text:p>
          </table:table-cell>
          <table:table-cell table:style-name="Table1.A2" office:value-type="string">
            <text:p text:style-name="P13">4</text:p>
          </table:table-cell>
          <table:table-cell table:style-name="Table1.F4" office:value-type="string">
            <text:p text:style-name="P22"/>
          </table:table-cell>
          <table:table-cell table:style-name="Table1.F4" office:value-type="string">
            <text:p text:style-name="P22"/>
          </table:table-cell>
          <table:table-cell table:style-name="Table1.F4" table:number-columns-spanned="4" office:value-type="string">
            <text:p text:style-name="P22"/>
          </table:table-cell>
          <table:covered-table-cell/>
          <table:covered-table-cell/>
          <table:covered-table-cell/>
          <table:table-cell table:style-name="Table1.F4" office:value-type="string">
            <text:p text:style-name="P22"/>
          </table:table-cell>
          <table:table-cell table:style-name="Table1.F4" office:value-type="string">
            <text:p text:style-name="P22"/>
          </table:table-cell>
          <table:table-cell table:style-name="Table1.F4" office:value-type="string">
            <text:p text:style-name="P22"/>
          </table:table-cell>
          <table:table-cell table:style-name="Table1.F4" office:value-type="string">
            <text:p text:style-name="P22"/>
          </table:table-cell>
          <table:table-cell table:style-name="Table1.P5" office:value-type="string">
            <text:p text:style-name="P22"/>
          </table:table-cell>
        </table:table-row>
        <table:table-row table:style-name="Table1.1">
          <table:table-cell table:style-name="Table1.F4" office:value-type="string">
            <text:p text:style-name="P22"/>
          </table:table-cell>
          <table:table-cell table:style-name="Table1.F4" office:value-type="string">
            <text:p text:style-name="P22"/>
          </table:table-cell>
          <table:table-cell table:style-name="Table1.F4" office:value-type="string">
            <text:p text:style-name="P22"/>
          </table:table-cell>
          <table:table-cell table:style-name="Table1.F4" office:value-type="string">
            <text:p text:style-name="P22"/>
          </table:table-cell>
          <table:table-cell table:style-name="Table1.F4" office:value-type="string">
            <text:p text:style-name="P22"/>
          </table:table-cell>
          <table:table-cell table:style-name="Table1.F4" office:value-type="string">
            <text:p text:style-name="P16"/>
          </table:table-cell>
          <table:table-cell table:style-name="Table1.A1" office:value-type="string">
            <text:p text:style-name="P16">Special</text:p>
          </table:table-cell>
          <table:table-cell table:style-name="Table1.A1" office:value-type="string">
            <text:p text:style-name="P16">Years</text:p>
          </table:table-cell>
          <table:table-cell table:style-name="Table1.I6" office:value-type="string">
            <text:p text:style-name="P17"/>
          </table:table-cell>
          <table:table-cell table:style-name="Table1.I6" office:value-type="string">
            <text:p text:style-name="P17"/>
          </table:table-cell>
          <table:table-cell table:style-name="Table1.H1" table:number-columns-spanned="6" office:value-type="string">
            <text:p text:style-name="P17"/>
          </table:table-cell>
          <table:covered-table-cell/>
          <table:covered-table-cell/>
          <table:covered-table-cell/>
          <table:covered-table-cell/>
          <table:covered-table-cell/>
        </table:table-row>
        <table:table-row table:style-name="Table1.1">
          <table:table-cell table:style-name="Table1.A1" office:value-type="string">
            <text:p text:style-name="P16">Special</text:p>
          </table:table-cell>
          <table:table-cell table:style-name="Table1.A1" office:value-type="string">
            <text:p text:style-name="P16">Years</text:p>
          </table:table-cell>
          <table:table-cell table:style-name="Table1.C1" office:value-type="string">
            <text:p text:style-name="P16"/>
          </table:table-cell>
          <table:table-cell table:style-name="Table1.A1" office:value-type="string">
            <text:p text:style-name="P16">Special</text:p>
          </table:table-cell>
          <table:table-cell table:style-name="Table1.A1" office:value-type="string">
            <text:p text:style-name="P16">Years</text:p>
          </table:table-cell>
          <table:table-cell table:style-name="Table1.C1" office:value-type="string">
            <text:p text:style-name="P14"/>
          </table:table-cell>
          <table:table-cell table:style-name="Table1.A2" office:value-type="string">
            <text:p text:style-name="P14">Apache Server</text:p>
          </table:table-cell>
          <table:table-cell table:style-name="Table1.H2" table:number-columns-spanned="9" office:value-type="string">
            <text:p text:style-name="P13">10</text:p>
          </table: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14">Veritas</text:p>
          </table:table-cell>
          <table:table-cell table:style-name="Table1.A2" office:value-type="string">
            <text:p text:style-name="P13">4</text:p>
          </table:table-cell>
          <table:table-cell table:style-name="Table1.C1" office:value-type="string">
            <text:p text:style-name="P14"/>
          </table:table-cell>
          <table:table-cell table:style-name="Table1.A2" office:value-type="string">
            <text:p text:style-name="P14">Bugzilla</text:p>
          </table:table-cell>
          <table:table-cell table:style-name="Table1.A2" office:value-type="string">
            <text:p text:style-name="P13">2</text:p>
          </table:table-cell>
          <table:table-cell table:style-name="Table1.C1" office:value-type="string">
            <text:p text:style-name="P14"/>
          </table:table-cell>
          <table:table-cell table:style-name="Table1.A2" office:value-type="string">
            <text:p text:style-name="P14">FTP Servers</text:p>
          </table:table-cell>
          <table:table-cell table:style-name="Table1.H2" table:number-columns-spanned="9" office:value-type="string">
            <text:p text:style-name="P13">11</text:p>
          </table: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14">VNC</text:p>
          </table:table-cell>
          <table:table-cell table:style-name="Table1.A2" office:value-type="string">
            <text:p text:style-name="P13">4</text:p>
          </table:table-cell>
          <table:table-cell table:style-name="Table1.C1" office:value-type="string">
            <text:p text:style-name="P14"/>
          </table:table-cell>
          <table:table-cell table:style-name="Table1.A2" office:value-type="string">
            <text:p text:style-name="P14">SVN Repository</text:p>
          </table:table-cell>
          <table:table-cell table:style-name="Table1.A2" office:value-type="string">
            <text:p text:style-name="P13">2</text:p>
          </table:table-cell>
          <table:table-cell table:style-name="Table1.C1" office:value-type="string">
            <text:p text:style-name="P14"/>
          </table:table-cell>
          <table:table-cell table:style-name="Table1.A2" office:value-type="string">
            <text:p text:style-name="P14">GNU Builds</text:p>
          </table:table-cell>
          <table:table-cell table:style-name="Table1.H2" table:number-columns-spanned="9" office:value-type="string">
            <text:p text:style-name="P13">10</text:p>
          </table:table-cell>
          <table:covered-table-cell/>
          <table:covered-table-cell/>
          <table:covered-table-cell/>
          <table:covered-table-cell/>
          <table:covered-table-cell/>
          <table:covered-table-cell/>
          <table:covered-table-cell/>
          <table:covered-table-cell/>
        </table:table-row>
        <table:table-row table:style-name="Table1.1">
          <table:table-cell table:style-name="Table1.F4" office:value-type="string">
            <text:p text:style-name="P14"/>
          </table:table-cell>
          <table:table-cell table:style-name="Table1.F4" office:value-type="string">
            <text:p text:style-name="P13"/>
          </table:table-cell>
          <table:table-cell table:style-name="Table1.F4" office:value-type="string">
            <text:p text:style-name="P14"/>
          </table:table-cell>
          <table:table-cell table:style-name="Table1.F4" office:value-type="string">
            <text:p text:style-name="P14"/>
          </table:table-cell>
          <table:table-cell table:style-name="Table1.F4" office:value-type="string">
            <text:p text:style-name="P13"/>
          </table:table-cell>
          <table:table-cell table:style-name="Table1.F4" office:value-type="string">
            <text:p text:style-name="P14"/>
          </table:table-cell>
          <table:table-cell table:style-name="Table1.F4" office:value-type="string">
            <text:p text:style-name="P14"/>
          </table:table-cell>
          <table:table-cell table:style-name="Table1.F4" table:number-columns-spanned="4" office:value-type="string">
            <text:p text:style-name="P13"/>
          </table:table-cell>
          <table:covered-table-cell/>
          <table:covered-table-cell/>
          <table:covered-table-cell/>
          <table:table-cell table:style-name="Table1.F4" office:value-type="string">
            <text:p text:style-name="P14"/>
          </table:table-cell>
          <table:table-cell table:style-name="Table1.F4" office:value-type="string">
            <text:p text:style-name="P22"/>
          </table:table-cell>
          <table:table-cell table:style-name="Table1.F4" office:value-type="string">
            <text:p text:style-name="P22"/>
          </table:table-cell>
          <table:table-cell table:style-name="Table1.F4" office:value-type="string">
            <text:p text:style-name="P22"/>
          </table:table-cell>
          <table:table-cell table:style-name="Table1.P10" office:value-type="string">
            <text:p text:style-name="P22"/>
          </table:table-cell>
        </table:table-row>
      </table:table>
      <text:p text:style-name="Standard"/>
      <text:h text:style-name="P1" text:outline-level="2">EDUCATIONAL BACKGROUND</text:h>
      <text:p text:style-name="P8"/>
      <text:p text:style-name="P4">March 1993, SunSoft Inc.; Training Course: "Solaris Administration”.</text:p>
      <text:p text:style-name="P3">January 1996, Network General Courses in “Basic Sniffer Usage and Protocols”, and “Implementation of Sniffer for Problem Resolution, and Advanced Protocols”.</text:p>
      <text:p text:style-name="P3">March 2002, Tested at Eli Lilly for FDA regulations; Senior Level HP-UX, Senior Level Solaris System Administrator;</text:p>
      <text:p text:style-name="P3">March 2002, Eli Lilly and Company Training Center; Training in Technical Writing I &amp; II</text:p>
      <text:p text:style-name="P3">May 2002, HP; HP System and Network Administration III</text:p>
      <text:p text:style-name="P6"/>
      <text:h text:style-name="P2" text:outline-level="2">EMPLOYMENT BACKGROUND</text:h>
      <text:p text:style-name="P3"/>
      <text:p text:style-name="Standard"><text:span text:style-name="T8">July 2011 – Current ; Senior Linux Programmer / System Administrator</text:span><text:span text:style-name="T9"> (multiple concurrent contracts Remote Work)</text:span></text:p>
      <text:list xml:id="list3237564882" text:style-name="WW8Num2">
        <text:list-item>
          <text:list>
            <text:list-item>
              <text:p text:style-name="P19">Pre-Sox Audit to analyze a networking hardware company's LDAP / NIS systems to increase their security for an upcoming audit while preserving part of a legacy infrastructure that is "locked down in NIS". Gave recommendations on how to encrypt the traffic while preserving the "look and feel", how to audit the systems in question, and reviewing the scripts used to generate the ldap to nis conversions.</text:p>
            </text:list-item>
            <text:list-item>
              <text:p text:style-name="P19">Write an audit security script for a specialized company worried about an SAS16 Audit.</text:p>
            </text:list-item>
            <text:list-item>
              <text:p text:style-name="P23"><text:span text:style-name="T9">Update and lock down several Linux machines for Lackland USAF base in San Antonio, Texas. Wrote some script to automate security monitoring, logging and tighten security / lock down computer. </text:span><text:span text:style-name="T12">No more information about this is available due to the nature of the work.</text:span><text:span text:style-name="T9"> </text:span></text:p>
            </text:list-item>
            <text:list-item>
              <text:p text:style-name="P19">On demand maintain service for a dozen Linux hosts for Bay Area Company.</text:p>
            </text:list-item>
            <text:list-item>
              <text:p text:style-name="P19">Server and site support for languageconnectionca.com and sophiesrealestate.com along with marketing, advertisement, and management of the backed of the company.</text:p>
            </text:list-item>
          </text:list>
        </text:list-item>
      </text:list>
      <text:p text:style-name="Standard"/>
      <text:p text:style-name="Standard"><text:span text:style-name="T8">August 2012 – November 2017; Support Tier II/III;</text:span><text:span text:style-name="T14">Consert, Inc</text:span><text:span text:style-name="T9">. (Smart Meter Support)</text:span></text:p>
      <text:p text:style-name="Standard"><text:span text:style-name="T9">Manage hundred thousand of embedded Linux servers at peoples homes that control their thermostats, water heaters, pool pumps and so on. They communicate via zigbee protocol and need lots of maintenance. Program custom scripts to update, maintain, and patch systems where rebooting is not a real choice, </text:span><text:span text:style-name="T16">where failure is not an option</text:span><text:span text:style-name="T9">. <text:s/>A reboot is where a preson dresses up an fire retard space suits, and the smart meter is removed from the house and put back into the socket, and a high chance to burst into flames with the human engulfed in flames.</text:span></text:p>
      <text:p text:style-name="P24"/>
      <text:p text:style-name="Standard"><text:span text:style-name="T8">Feb 2012 – Aug 2012; Service Eng</text:span><text:span text:style-name="T9">.(contract) </text:span><text:span text:style-name="T14">Yahoo</text:span><text:span text:style-name="T9">!</text:span></text:p>
      <text:p text:style-name="Standard"><text:span text:style-name="T9">Job is the deployment of services to new Yahoo owned data-centers and the retirement of old leased space </text:span><text:span text:style-name="T8">data-centers</text:span><text:span text:style-name="T9">. Worked the NOC Centers in emergency "all hands" events. Some daily maintenance of hosts and configuration of clusters. <text:s/>Use and add servers to the Yahoo systems for mass production (like puppet).</text:span></text:p>
      <text:p text:style-name="Standard"><text:soft-page-break/></text:p>
      <text:p text:style-name="Standard"><text:span text:style-name="T8">June 2011 – <text:s/>July 2011; Senior Systems Programmer</text:span><text:span text:style-name="T13">(Contract)</text:span><text:span text:style-name="T8">; <text:s/></text:span><text:span text:style-name="T14">Axcient</text:span><text:span text:style-name="T12">;.</text:span></text:p>
      <text:p text:style-name="P20">Heavy shell scripting for automation, to get them ready for a SSAE-16 Audit. <text:s/>Audit security audit records for the past two years and verification of the systems status for this audit. <text:s/>Minor work with the data-center for operations group. Assisted in the planing of the new data center in Canada.</text:p>
      <text:p text:style-name="P20"/>
      <text:p text:style-name="Standard"><text:span text:style-name="T7">December 2008 – <text:s/>January 2011; Senior System Administrator</text:span><text:span text:style-name="T13">(Contract)</text:span><text:span text:style-name="T7">; <text:s/></text:span><text:span text:style-name="T14">Sony Computer Entertainment America (PS3/PSP)</text:span><text:span text:style-name="T13">;</text:span><text:span text:style-name="T14">.</text:span></text:p>
      <text:p text:style-name="P20">Heavy shell scripting for automation, nagios3 configuration, svn backups, perforce 2007 to 2009 upgrade and new backup setup. <text:s/>Setup and maintain svn repositorys with bugzilla (Apache, WebDaV, Bugzilla, MySQL). <text:s/>Work with developers to create a common desktop build environment, install new build robot servers to automate the deployment of new binaries. <text:s/>Aid with the debug of the builds and attempt to find the source issue. <text:s/>Push the new binaries to the central repository. <text:s/>Flash 'bricked' units to unbrick the devices, and reset other devices. Setup new hosts on esx servers hosts in data-center for postgresql, mysql, cfengine, chef, puppet, Apache, <text:s/>and GIT. <text:s/>Upgrade and migrate data to new Jira server. Maintain and update openldap servers. <text:s/>Setup new openfiler servers, and Ubuntu Servers. <text:s/>Write new bash scripts to query an SQL database to synchronize ldap3, bugzilla, svn, mysql, postgresql, <text:s/>and apache servers/services with a common database. <text:s/>Diagnostics for network issues, and troubleshoot problems for power.</text:p>
      <text:p text:style-name="P20"/>
      <text:p text:style-name="P20"/>
      <text:p text:style-name="Standard"><text:span text:style-name="T7">July 2008 – <text:s/>August 2008; Senior Linux Systems Programmer</text:span><text:span text:style-name="T13">(Contract)</text:span><text:span text:style-name="T7">; <text:s/></text:span><text:span text:style-name="T14">youSendIt.com</text:span><text:span text:style-name="T13">;</text:span></text:p>
      <text:p text:style-name="P21">Build a RPM spec file for the companies software release services. <text:s/>Design and script a multi host login script that reads configuration information from a database to know what is available on the machines in data-center. <text:s/>Redesign DNS infrastructure from a flat network, single file design to a multi-domain <text:s/>hierarchy to allow it to be scalable in the future. <text:s/>Operating Systems was CentOS 5.2</text:p>
      <text:p text:style-name="P25"/>
      <text:p text:style-name="Standard"><text:span text:style-name="T7">December 2007 – <text:s/>June 2008; Senior System Administrator; <text:s/></text:span><text:span text:style-name="T10">ConnexusCorp. (fulltime)</text:span></text:p>
      <text:p text:style-name="P18">Update Fedora Core 5 though 8 kickstart images, repair computer failures, move webservers from outsources site to internal control with maximum security. <text:s/>Install new iscsi target computers for backups using CentOS. <text:s/>Implemented Security Protocol for secure erasure of system and data drives. <text:s/>Program a common script with the system type (web / mysql / postgresql / application) and mac address to auto-setup host info in DNS, Cacti, Nagios 3 and kickstart to maintain data-center site reliability. Programing in Bash, SQL (PostgreSQL) and a little Expect.</text:p>
      <text:p text:style-name="Standard"/>
      <text:p text:style-name="Standard"><text:span text:style-name="T7">August 2007 – <text:s/>October 2007; Senior Linux System Administrator; <text:s/></text:span><text:span text:style-name="T10">World NetMedia, LLC. (fulltime)</text:span></text:p>
      <text:p text:style-name="P12">Diagnose issues with the clusters of high performance Apache 2.x and 3.x servers that were locking up, download speeds dropping from 2 Mbs down to 90 Kbs. <text:s text:c="2"/>These persistent <text:s/>problems were indentified, the root source was fixed or replaced and the problems resolved for hundreds of thousands of systems in data-centers. <text:s/>Document the webdate site, the functions, dependencies, and procedures. <text:s/>Systems based on RedHat Enterprise 3 and 4, Debian. </text:p>
      <text:p text:style-name="Standard"/>
      <text:p text:style-name="Standard"><text:span text:style-name="T7">December 2006 – July 2007; Senior Linux System Administrator/Programmer(Contract); <text:s/></text:span><text:span text:style-name="T10">Silicon Image, Inc.</text:span></text:p>
      <text:p text:style-name="P12">Day to Day operations, including backup troubleshooting, user account management, group administration, install new servers, upgrade existing servers, printer administration, and security issues with “off shore” users. Data-Center Systems are: Red Hat Enterprise 2,3,4, RedHat 7, 8, and 9. Solaris 2.6 – 10, SunOS 4.1.4, HP-UX 11i. <text:s/></text:p>
      <text:p text:style-name="P12"/>
      <text:p text:style-name="Standard"><text:span text:style-name="T7">February 2006 – October 2006; Senior Linux System Programmer(Contract); <text:s/></text:span><text:span text:style-name="T10">Safeway, Inc.</text:span></text:p>
      <text:p text:style-name="P12">Re-design, and re-write scripts to install a new or used server in the 1800 stores. <text:s/>Convert the <text:s/>old SCO Bourne scripts to SuSE and bash using functions and be modularity programming. <text:s/>Create a CVS repository for the scripts and programs use to support the 1960 Production Servers. <text:s/>Software Configuration for CVS to support network and network based logins. <text:s/>Documentation of the net scripts and configuration to give to support origination and add / clarify the areas that the <text:s text:c="2"/>support groups would like enhanced. Support the items modified for a period of time before handing it over to support groups. <text:s text:c="2"/>Items modified were Linux, Apache, PostgreSQL, DB2, <text:s/>and PHP. Fix vendor provided <text:s/>PHP modules. <text:s/>Work with the field service technicians in modification of their documents. </text:p>
      <text:p text:style-name="P12"/>
      <text:p text:style-name="Standard"><text:span text:style-name="T7">November 2005 – January 2006; Senior UNIX System Administrator(Contract); </text:span><text:span text:style-name="T10">PortalPlayer.COM; </text:span><text:span text:style-name="T6"><text:s/></text:span></text:p>
      <text:p text:style-name="Standard"><text:span text:style-name="T7">April 2005 – November 2005; Senior Network Engineer(Contract); </text:span><text:span text:style-name="T10">Credence; </text:span><text:span text:style-name="T6"><text:s/></text:span></text:p>
      <text:p text:style-name="Standard"><text:span text:style-name="T7">January 2005 – April 2005; Senior </text:span><text:span text:style-name="T17">UNIX System Administrator(Contract)</text:span><text:span text:style-name="T7">; <text:s/></text:span><text:span text:style-name="T10">Applied Material;</text:span><text:span text:style-name="T6"> </text:span></text:p>
      <text:p text:style-name="Standard"><text:span text:style-name="T7">March 2004 – December 2004; Senior </text:span><text:span text:style-name="T17">UNIX System Administrator(Contract)</text:span><text:span text:style-name="T7">; </text:span><text:span text:style-name="T10">eBay Inc.;</text:span></text:p>
      <text:p text:style-name="P10"><text:span text:style-name="T7">March 2003 – September 2003; </text:span><text:span text:style-name="T17">UNIX Field Engineer(Contract)</text:span><text:span text:style-name="T7">; </text:span><text:span text:style-name="T10">Northrop Grumman Information Technology;</text:span></text:p>
      <text:p text:style-name="P10"><text:span text:style-name="T7">March 2002 – November 2002; </text:span><text:span text:style-name="T17">Senior Systems Analyst (Contract);</text:span><text:span text:style-name="T7"> </text:span><text:span text:style-name="T10">Eli Lilly and Company; </text:span></text:p>
      <text:p text:style-name="P10"><text:span text:style-name="T7">February 2002; </text:span><text:span text:style-name="T17">Window 2000 System Administrator (Contract);</text:span><text:span text:style-name="T7"> </text:span><text:span text:style-name="T10">Dell Computer Corporation; </text:span></text:p>
      <text:p text:style-name="P10"><text:span text:style-name="T7">October 2001; </text:span><text:span text:style-name="T17">UNIX Programmer (Contract);</text:span><text:span text:style-name="T7"> </text:span><text:span text:style-name="T10">Hudson Advisors, LLC</text:span><text:span text:style-name="T6">;</text:span><text:span text:style-name="T10"> </text:span></text:p>
      <text:p text:style-name="P10"><text:span text:style-name="T7">January 2001 – July 2001</text:span><text:span text:style-name="T6">; </text:span><text:span text:style-name="T17">Senior UNIX System Administrator (Contract);</text:span><text:span text:style-name="T6"> </text:span><text:span text:style-name="T10">Nortel Networks Inc</text:span><text:span text:style-name="T6">.; </text:span></text:p>
      <text:p text:style-name="P10"><text:span text:style-name="T7">December 2000; </text:span><text:span text:style-name="T17">Senior UNIX System Administrator (Contract);</text:span><text:span text:style-name="T6"> </text:span><text:span text:style-name="T10">Mediaplex Inc.;</text:span><text:span text:style-name="T6"> </text:span></text:p>
      <text:p text:style-name="P10"><text:span text:style-name="T7">March 2000 – November 2000; </text:span><text:span text:style-name="T17">Senior UNIX System Administrator (Contract to Perm);</text:span><text:span text:style-name="T6"> </text:span><text:span text:style-name="T10">Brightlink</text:span><text:span text:style-name="T6">;</text:span></text:p>
      <text:p text:style-name="P10"><text:span text:style-name="T7">May 1999 – March 2000; </text:span><text:span text:style-name="T17">Y2K UNIX Conversion Team (Contract);</text:span><text:span text:style-name="T6"> </text:span><text:span text:style-name="T10">Lockheed Martin Missiles and Space</text:span><text:span text:style-name="T6">;</text:span></text:p>
      <text:p text:style-name="P10"><text:span text:style-name="T7">March 1999 - May 1999; </text:span><text:span text:style-name="T17">Y2K UNIX Conversion Team (Contract);</text:span><text:span text:style-name="T6"> </text:span><text:span text:style-name="T10">NCR/Ross Dress for Less;</text:span></text:p>
      <text:p text:style-name="P10"><text:span text:style-name="T7">May 1997 - March 1999</text:span><text:span text:style-name="T17">; UNIX System Researcher (Perm)</text:span><text:span text:style-name="T15">;</text:span><text:span text:style-name="T6"> </text:span><text:span text:style-name="T10">NTT Multimedia Communications Laboratories, Inc</text:span><text:span text:style-name="T6">.</text:span></text:p>
      <text:p text:style-name="P10"><text:span text:style-name="T7">September 1996 - April 1997; </text:span><text:span text:style-name="T17">UNIX System Administration (Contract); </text:span><text:span text:style-name="T10">Network Equipment Technologies, Inc.;</text:span><text:span text:style-name="T11"> </text:span></text:p>
      <text:p text:style-name="P10"><text:span text:style-name="T7">March 1996 - September 1996; </text:span><text:span text:style-name="T17">UNIX System Administration (Contract);</text:span><text:span text:style-name="T7"> </text:span><text:span text:style-name="T10">Pacific Bell</text:span><text:span text:style-name="T6">;</text:span></text:p>
      <text:p text:style-name="P10"><text:span text:style-name="T7">December 1995 - February 1996</text:span><text:span text:style-name="T6">; </text:span><text:span text:style-name="T17">UNIX System Administration and Network Diagnostics (Contract)</text:span><text:span text:style-name="T6"> </text:span><text:span text:style-name="T10">Network General</text:span><text:span text:style-name="T6">; </text:span></text:p>
      <text:p text:style-name="P10"><text:span text:style-name="T7">October 1995 - December 1995</text:span><text:span text:style-name="T6">; </text:span><text:span text:style-name="T17">UNIX System Administration (Contract)</text:span><text:span text:style-name="T15">;</text:span><text:span text:style-name="T6"> </text:span><text:span text:style-name="T10">Adept Technologies</text:span><text:span text:style-name="T6">;</text:span></text:p>
      <text:p text:style-name="P10"><text:span text:style-name="T7">May 1995 - October 1995; </text:span><text:span text:style-name="T17">UNIX System Administration (Contract);</text:span><text:span text:style-name="T6"> </text:span><text:span text:style-name="T10">Hewlett - Packard (Santa Clara);</text:span></text:p>
      <text:p text:style-name="P10"><text:span text:style-name="T7">January 1995 - May 1995; </text:span><text:span text:style-name="T17">UNIX System Administration (Contract);</text:span><text:span text:style-name="T6"> </text:span><text:span text:style-name="T10">Ampex Inc.</text:span></text:p>
      <text:p text:style-name="P10"><text:soft-page-break/><text:span text:style-name="T7">November 1994 - December 1994; </text:span><text:span text:style-name="T17">UNIX C / Shell Programmer (Contract);</text:span><text:span text:style-name="T6"> </text:span><text:span text:style-name="T10">Hewlett - Packard (Palo Alto);</text:span><text:span text:style-name="T6"> </text:span></text:p>
      <text:p text:style-name="P15">Programmer for Script, C and Perl</text:p>
      <text:p text:style-name="P10"><text:span text:style-name="T7">October 1994 - November 1994; </text:span><text:span text:style-name="T17">Solaris Server Conversion Specialist (Contract);</text:span><text:span text:style-name="T6"> </text:span><text:span text:style-name="T10">Amdahl</text:span><text:span text:style-name="T6">; </text:span></text:p>
      <text:p text:style-name="P10"><text:span text:style-name="T7">June 1994 - November 1994; </text:span><text:span text:style-name="T17">UNIX System Administration (Contract);</text:span><text:span text:style-name="T6"> </text:span><text:span text:style-name="T10">VLSI Inc.; </text:span><text:span text:style-name="T6"><text:s/></text:span></text:p>
      <text:p text:style-name="P10"><text:span text:style-name="T7">February 1994 - June 1994; </text:span><text:span text:style-name="T17">UNIX Systems Administration (Contact);</text:span><text:span text:style-name="T6"> </text:span><text:span text:style-name="T10">Sun Micro Systems</text:span><text:span text:style-name="T6">; </text:span></text:p>
      <text:p text:style-name="P10"><text:span text:style-name="T7">July 1993 - February 1994; </text:span><text:span text:style-name="T17">UNIX Systems Administration (Contact);</text:span><text:span text:style-name="T6"> </text:span><text:span text:style-name="T10">McDonnell Douglas Aerospace</text:span><text:span text:style-name="T6">; <text:s/></text:span></text:p>
      <text:p text:style-name="P10"><text:span text:style-name="T7">May 1993 - June 1993; </text:span><text:span text:style-name="T17">AIX UNIX System Administration (Contract);</text:span><text:span text:style-name="T6"> </text:span><text:span text:style-name="T10">Eaton</text:span><text:span text:style-name="T6">; </text:span></text:p>
      <text:p text:style-name="P10"><text:span text:style-name="T7">March 1992 - March 1993; </text:span><text:span text:style-name="T17">UNIX Technical Support;</text:span><text:span text:style-name="T6"> Dell USA</text:span><text:span text:style-name="T7">,</text:span><text:span text:style-name="T6"> </text:span><text:span text:style-name="T10">Dell Product Group</text:span><text:span text:style-name="T6">; <text:s/></text:span></text:p>
      <text:p text:style-name="P10"><text:span text:style-name="T7">March 1991 - March 1992; </text:span><text:span text:style-name="T15">Network / System Manager;</text:span><text:span text:style-name="T6"> </text:span><text:span text:style-name="T10">Vacation Clubs Rental Inc</text:span><text:span text:style-name="T6">. <text:s/></text:span></text:p>
      <text:p text:style-name="P10"><text:span text:style-name="T7">September 1990 - January 1991; </text:span><text:span text:style-name="T15">Computer Graphics Programmer;</text:span><text:span text:style-name="T6"> </text:span><text:span text:style-name="T10">the InMar Group Inc</text:span><text:span text:style-name="T6">.</text:span></text:p>
      <text:p text:style-name="P10"><text:span text:style-name="T7">April 1990 - September 1990; </text:span><text:span text:style-name="T17">Local Area Networks / </text:span><text:span text:style-name="T15">Systems Manager;</text:span><text:span text:style-name="T6"> </text:span><text:span text:style-name="T10">San Antonio College</text:span><text:span text:style-name="T6">.</text:span></text:p>
      <text:p text:style-name="P11"><text:span text:style-name="T7">January 1989 - April 1991; </text:span><text:span text:style-name="T17">Computer Remote Backup Communications (Owner); </text:span><text:span text:style-name="T15">Programmer</text:span><text:span text:style-name="T6">.</text:span></text:p>
      <text:p text:style-name="P11"><text:span text:style-name="T7">August 1986 – December 1989</text:span><text:span text:style-name="T6">; </text:span><text:span text:style-name="T17">English Department Computer Lab Manag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2" svg:font-family="'Wingdings 2'" style:font-family-generic="roman" style:font-pitch="variable" style:font-charset="x-symbol"/>
    <style:font-face style:name="Albany AMT" svg:font-family="'Albany AMT', Arial"/>
    <style:font-face style:name="OpenSymbol" svg:font-family="OpenSymbol, 'Arial Unicode M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none" style:punctuation-wrap="simple" style:line-break="strict" style:vertical-align="baseline" style:writing-mode="lr-tb"/>
      <style:text-properties style:use-window-font-color="true"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AMT" fo:font-family="'Albany AMT', Arial" fo:font-size="14pt" style:font-name-asian="Albany AMT" style:font-family-asian="'Albany AMT', Arial" style:font-size-asian="14pt" style:font-name-complex="Albany AMT" style:font-family-complex="'Albany AMT', Arial"/>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ing_20_1" style:display-name="Heading 1" style:family="paragraph" style:parent-style-name="Standard" style:next-style-name="Standard" style:default-outline-level="1" style:class="text">
      <style:paragraph-properties fo:margin-left="0in" fo:margin-right="0in" fo:text-indent="0in" style:auto-text-indent="false"/>
    </style:style>
    <style:style style:name="Heading_20_2" style:display-name="Heading 2" style:family="paragraph" style:parent-style-name="Standard" style:next-style-name="Standard" style:default-outline-level="2" style:class="text">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style="italic" fo:font-weight="bold" style:font-style-asian="italic" style:font-weight-asian="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pitch="variable" style:font-charset="x-symbol" fo:font-size="8pt" style:font-size-asian="8pt" style:font-name-complex="Wingdings 2" style:font-family-complex="'Wingdings 2'" style:font-family-generic-complex="roman" style:font-pitch-complex="variable" style:font-charset-complex="x-symbol"/>
    </style:style>
    <style:style style:name="WW8Num3z0" style:family="text">
      <style:text-properties style:font-name="Wingdings 2" fo:font-family="'Wingdings 2'" style:font-family-generic="roman" style:font-pitch="variable" style:font-charset="x-symbol" fo:font-size="8pt" style:font-size-asian="8pt" style:font-name-complex="Wingdings 2" style:font-family-complex="'Wingdings 2'" style:font-family-generic-complex="roman" style:font-pitch-complex="variable" style:font-charset-complex="x-symbol"/>
    </style:style>
    <style:style style:name="WW8Num4z0" style:family="text">
      <style:text-properties style:font-name="Wingdings 2" fo:font-family="'Wingdings 2'" style:font-family-generic="roman" style:font-pitch="variable" style:font-charset="x-symbol" style:font-name-complex="Wingdings 2" style:font-family-complex="'Wingdings 2'" style:font-family-generic-complex="roman" style:font-pitch-complex="variable" style:font-charset-complex="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8NumSt2z0" style:family="text">
      <style:text-properties style:font-name="Wingdings 2" fo:font-family="'Wingdings 2'" style:font-family-generic="roman" style:font-pitch="variable" style:font-charset="x-symbol" style:font-name-complex="Wingdings 2" style:font-family-complex="'Wingdings 2'" style:font-family-generic-complex="roman" style:font-pitch-complex="variable" style:font-charset-complex="x-symbol"/>
    </style:style>
    <style:style style:name="WW8NumSt3z0" style:family="text">
      <style:text-properties style:font-name="Wingdings 2" fo:font-family="'Wingdings 2'" style:font-family-generic="roman" style:font-pitch="variable" style:font-charset="x-symbol" style:font-name-complex="Wingdings 2" style:font-family-complex="'Wingdings 2'" style:font-family-generic-complex="roman" style:font-pitch-complex="variable" style:font-charset-complex="x-symbol"/>
    </style:style>
    <style:style style:name="WW8NumSt4z0" style:family="text">
      <style:text-properties style:font-name="Wingdings 2" fo:font-family="'Wingdings 2'" style:font-family-generic="roman" style:font-pitch="variable" style:font-charset="x-symbol" style:font-name-complex="Wingdings 2" style:font-family-complex="'Wingdings 2'" style:font-family-generic-complex="roman" style:font-pitch-complex="variable" style:font-charset-complex="x-symbol"/>
    </style:style>
    <style:style style:name="Default_20_Paragraph_20_Font" style:display-name="Default Paragraph Font"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Default_20_Paragraph_20_Font" style:display-name="WW-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1"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omas Fritz</dc:title>
    <meta:initial-creator>sophie</meta:initial-creator>
    <meta:creation-date>2005-05-19T11:07:00</meta:creation-date>
    <dc:date>2018-05-18T12:35:34.291373955</dc:date>
    <meta:print-date>2113-01-01T01:00:00</meta:print-date>
    <meta:editing-cycles>17</meta:editing-cycles>
    <meta:editing-duration>P23DT22H23M29S</meta:editing-duration>
    <meta:document-statistic meta:table-count="1" meta:image-count="0" meta:object-count="0" meta:page-count="3" meta:paragraph-count="122" meta:word-count="1555" meta:character-count="10488" meta:non-whitespace-character-count="8948"/>
    <meta:generator>LibreOffice/6.0.3.2$Linux_X86_64 LibreOffice_project/00m0$Build-2</meta:generator>
  </office:meta>
</office:document-meta>
</file>